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overyUtils.getClass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coveryUtils.loadImplementorClass( String className , Class interfaceType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iscoveryUtils.getImplementorClasses( Class interfac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iscoveryUtils.loadImplementorClass( String className , Class interfa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overyUtils.newImplementorInstance( String className , Class interfac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